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10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  <style:text-properties fo:font-size="15pt" fo:font-weight="normal" style:font-size-asian="15pt" style:font-weight-asian="normal" style:font-size-complex="15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number-columns-repeated="4" table:default-cell-style-name="Default"/>
        <table:table-row table:style-name="ro1">
          <table:table-cell table:style-name="Default" table:number-columns-repeated="3"/>
          <table:table-cell table:style-name="ce12" table:number-columns-spanned="6" table:number-rows-spanned="1"/>
          <table:covered-table-cell table:style-name="Default"/>
          <table:covered-table-cell table:number-columns-repeated="4"/>
        </table:table-row>
        <table:table-row table:style-name="ro1" table:number-rows-repeated="3"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dimensione </text:p>
          </table:table-cell>
          <table:table-cell table:style-name="ce4" office:value-type="string" calcext:value-type="string">
            <text:p>pulite</text:p>
          </table:table-cell>
          <table:table-cell office:value-type="string" calcext:value-type="string">
            <text:p>sporche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training set</text:p>
          </table:table-cell>
          <table:table-cell table:style-name="ce5" table:formula="of:=300*400*2" office:value-type="float" office:value="240000" calcext:value-type="float">
            <text:p>240000</text:p>
          </table:table-cell>
          <table:table-cell table:style-name="ce5" table:formula="of:=[.B9]/2" office:value-type="float" office:value="120000" calcext:value-type="float">
            <text:p>120000</text:p>
          </table:table-cell>
          <table:table-cell table:style-name="ce5" table:formula="of:=[.C9]" office:value-type="float" office:value="120000" calcext:value-type="float">
            <text:p>120000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5" office:value-type="string" calcext:value-type="string">
            <text:p>validation set</text:p>
          </table:table-cell>
          <table:table-cell table:style-name="ce5" table:formula="of:=300*100*2" office:value-type="float" office:value="60000" calcext:value-type="float">
            <text:p>60000</text:p>
          </table:table-cell>
          <table:table-cell table:style-name="ce5" table:formula="of:=[.B10]/2" office:value-type="float" office:value="30000" calcext:value-type="float">
            <text:p>30000</text:p>
          </table:table-cell>
          <table:table-cell table:style-name="ce5" table:formula="of:=[.C10]" office:value-type="float" office:value="30000" calcext:value-type="float">
            <text:p>30000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5" office:value-type="string" calcext:value-type="string">
            <text:p>test set</text:p>
          </table:table-cell>
          <table:table-cell table:number-columns-repeated="3" table:style-name="ce5" office:value-type="string" calcext:value-type="string">
            <text:p>?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6" office:value-type="string" calcext:value-type="string" table:number-columns-spanned="5" table:number-rows-spanned="1">
            <text:p>Dati validation</text:p>
          </table:table-cell>
          <table:covered-table-cell table:number-columns-repeated="4"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Blur 3.5</text:p>
          </table:table-cell>
          <table:table-cell table:style-name="ce5" office:value-type="string" calcext:value-type="string">
            <text:p>2.2571e-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9718e-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9211E-036" calcext:value-type="float">
            <text:p>3,92E-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ightness</text:p>
          </table:table-cell>
          <table:table-cell table:style-name="ce3" office:value-type="float" office:value="2.2571E-016" calcext:value-type="float">
            <text:p>2,26E-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9718E-016" calcext:value-type="float">
            <text:p>1,97E-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 death pixels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0 death pixels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demos </text:p>
          </table:table-cell>
          <table:table-cell table:style-name="ce3" office:value-type="float" office:value="9.8433E-020" calcext:value-type="float">
            <text:p>9,84E-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0615E-026" calcext:value-type="float">
            <text:p>2,06E-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ise</text:p>
          </table:table-cell>
          <table:table-cell table:style-name="ce3" office:value-type="float" office:value="0.0000000000002422" calcext:value-type="float">
            <text:p>2,42E-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1771E-017" calcext:value-type="float">
            <text:p>4,18E-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arpness</text:p>
          </table:table-cell>
          <table:table-cell office:value-type="float" office:value="0.0015" calcext:value-type="float">
            <text:p>0,00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9286E-027" calcext:value-type="float">
            <text:p>2,93E-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kenlens</text:p>
          </table:table-cell>
          <table:table-cell table:style-name="ce3" office:value-type="float" office:value="5.9317E-016" calcext:value-type="float">
            <text:p>5,93E-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2973E-016" calcext:value-type="float">
            <text:p>4,30E-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celens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9996" calcext:value-type="float">
            <text:p>0,99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nding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9992" calcext:value-type="float">
            <text:p>0,99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yscale</text:p>
          </table:table-cell>
          <table:table-cell table:style-name="ce3" office:value-type="float" office:value="2.255E-022" calcext:value-type="float">
            <text:p>2,26E-2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2242E-022" calcext:value-type="float">
            <text:p>2,22E-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condensation</text:p>
          </table:table-cell>
          <table:table-cell table:style-name="ce10" office:value-type="float" office:value="1.0309E-019" calcext:value-type="float">
            <text:p>1,03E-1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.7262E-017" calcext:value-type="float">
            <text:p>1,73E-1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0:20:24.37995124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8:35:19.799038262</meta:creation-date>
    <dc:date>2020-10-23T21:24:03.693833870</dc:date>
    <meta:editing-duration>PT11H12S</meta:editing-duration>
    <meta:editing-cycles>5</meta:editing-cycles>
    <meta:generator>LibreOffice/6.0.7.3$Linux_X86_64 LibreOffice_project/00m0$Build-3</meta:generator>
    <meta:document-statistic meta:table-count="1" meta:cell-count="89" meta:object-count="0"/>
  </office:meta>
</office:document-meta>
</file>